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öte 8</text:p>
      <text:p text:style-name="P3"><text:line-break/> Date: 18/4 -13<text:line-break/><text:line-break/> Facilitator: <text:s/>Andreas<text:line-break/><text:line-break/> Participants: Linnea Andersson, Johan Gerdin, Andreas Wahlström, Erik Arnebäck<text:line-break/><text:line-break/>1. Objectives: </text:p>
      <text:p text:style-name="P3"><text:tab/></text:p>
      <text:p text:style-name="P3"><text:tab/>Use all tools and fix whatever they complain about (Pmd, STAN, findbugs, <text:tab/>jdeoderant).</text:p>
      <text:p text:style-name="P3"/>
      <text:p text:style-name="P3"><text:tab/>Change Andengine and Box2D to jar-files. </text:p>
      <text:p text:style-name="P3"><text:line-break/>2. Reports:</text:p>
      <text:p text:style-name="P3"><text:tab/></text:p>
      <text:p text:style-name="P3"><text:tab/>NA<text:line-break/><text:line-break/>3. Discussion items: </text:p>
      <text:p text:style-name="P3"><text:line-break/><text:tab/>Decided to move as much as possible from controller to model <text:tab/><text:tab/>(CollisionController etc they do a bit to much).</text:p>
      <text:p text:style-name="P3"/>
      <text:p text:style-name="P3"><text:tab/>We need to create testClasses for everything in the model (at least one testmethod <text:tab/>for each class).</text:p>
      <text:p text:style-name="P3"/>
      <text:p text:style-name="P3"><text:tab/>Decided to spend more time in school coding as a group.</text:p>
      <text:p text:style-name="P3"><text:line-break/>4. Outcomes and assignments: <text:line-break/><text:tab/></text:p>
      <text:p text:style-name="P3"><text:tab/>Erik:</text:p>
      <text:p text:style-name="P3"><text:tab/><text:tab/>Jar-files, write documents(sdd etc)</text:p>
      <text:p text:style-name="P3"><text:tab/>Linnea:</text:p>
      <text:p text:style-name="P3"><text:tab/><text:tab/>LevelTest, tool test when done</text:p>
      <text:p text:style-name="P3"><text:tab/>Andreas:</text:p>
      <text:p text:style-name="P3"><text:tab/><text:tab/>Tool testing</text:p>
      <text:p text:style-name="P3"><text:tab/>Johan:</text:p>
      <text:p text:style-name="P3"><text:tab/><text:tab/>EntityTest, tool test when done</text:p>
      <text:p text:style-name="P3"><text:line-break/>5. Wrap up:</text:p>
      <text:p text:style-name="P3"><text:s/><text:line-break/><text:tab/>Next meeting: Monday 22/4 -13<text:line-break/><text:line-break/><text:soft-page-break/><text:line-break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4-22T11:28:09.67</dc:date>
    <meta:editing-duration>PT44M21S</meta:editing-duration>
    <meta:editing-cycles>12</meta:editing-cycles>
    <meta:generator>OpenOffice.org/3.4$Win32 OpenOffice.org_project/340m1$Build-9590</meta:generator>
    <meta:document-statistic meta:table-count="0" meta:image-count="0" meta:object-count="0" meta:page-count="2" meta:paragraph-count="23" meta:word-count="122" meta:character-count="811"/>
  </office:meta>
</office:document-meta>
</file>